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8b230" officeooo:paragraph-rsid="0018b230"/>
    </style:style>
    <style:style style:name="P2" style:family="paragraph" style:parent-style-name="Standard">
      <style:paragraph-properties fo:text-align="center" style:justify-single-word="false"/>
      <style:text-properties officeooo:rsid="0018b230" officeooo:paragraph-rsid="0018b230"/>
    </style:style>
    <style:style style:name="P3" style:family="paragraph" style:parent-style-name="Standard" style:list-style-name="L2">
      <style:paragraph-properties fo:text-align="start" style:justify-single-word="false"/>
      <style:text-properties officeooo:rsid="0018b230" officeooo:paragraph-rsid="0018b230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8b230" officeooo:paragraph-rsid="0018b230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weight="bold" officeooo:rsid="0019a906" officeooo:paragraph-rsid="0019a906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normal" officeooo:rsid="0018b230" officeooo:paragraph-rsid="0018b230" style:font-weight-asian="normal" style:font-weight-complex="normal"/>
    </style:style>
    <style:style style:name="P7" style:family="paragraph" style:parent-style-name="Standard" style:list-style-name="L1">
      <style:paragraph-properties fo:text-align="start" style:justify-single-word="false"/>
      <style:text-properties fo:font-weight="normal" officeooo:rsid="0018b230" officeooo:paragraph-rsid="0018b230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weight="normal" officeooo:rsid="0018b230" officeooo:paragraph-rsid="0019a906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weight="normal" officeooo:rsid="0019a906" officeooo:paragraph-rsid="0019a906" style:font-weight-asian="normal" style:font-weight-complex="normal"/>
    </style:style>
    <style:style style:name="P10" style:family="paragraph" style:parent-style-name="Standard" style:list-style-name="L2">
      <style:paragraph-properties fo:text-align="start" style:justify-single-word="false"/>
      <style:text-properties officeooo:paragraph-rsid="0018b230"/>
    </style:style>
    <style:style style:name="P11" style:family="paragraph" style:parent-style-name="Standard">
      <style:paragraph-properties fo:text-align="start" style:justify-single-word="false"/>
      <style:text-properties officeooo:rsid="0019a906" officeooo:paragraph-rsid="0019a906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8b230" style:font-weight-asian="normal" style:font-weight-complex="normal"/>
    </style:style>
    <style:style style:name="T3" style:family="text">
      <style:text-properties fo:font-weight="normal" officeooo:rsid="0019a906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b808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arosław Dzikowski 273233<text:tab/><text:tab/><text:tab/><text:tab/><text:tab/><text:tab/><text:tab/>Wrocław 08.01.2017r.</text:p>
      <text:p text:style-name="P1"/>
      <text:p text:style-name="P2"/>
      <text:p text:style-name="P2"/>
      <text:p text:style-name="P4">INSTRUKCJA OBSŁUGI</text:p>
      <text:list xml:id="list1843311027148167615" text:style-name="L1">
        <text:list-header>
          <text:p text:style-name="P7"/>
        </text:list-header>
      </text:list>
      <text:p text:style-name="P8"><text:span text:style-name="T4">Kompilacja:</text:span> </text:p>
      <text:p text:style-name="P8">Do skompilowania projektu wymagane są następujące moduły/programy: </text:p>
      <text:list xml:id="list4196698130231857063" text:style-name="L2">
        <text:list-item>
          <text:list>
            <text:list-item>
              <text:p text:style-name="P3"><text:span text:style-name="T1">ocamlfind</text:span></text:p>
            </text:list-item>
            <text:list-item>
              <text:p text:style-name="P10"><text:span text:style-name="T2">base.Unix (Prawdopodobnie </text:span><text:span text:style-name="T3">instalowny</text:span><text:span text:style-name="T2"> domyślnie </text:span><text:span text:style-name="T3">przy instalacji ocaml’a</text:span><text:span text:style-name="T2">)</text:span></text:p>
            </text:list-item>
          </text:list>
        </text:list-item>
      </text:list>
      <text:p text:style-name="P11"><text:span text:style-name="T2">P</text:span><text:span text:style-name="T1">rojekt kompiluje się za pomocą polecenia “make”, który utworzy plik wykonywalny “prog”.</text:span></text:p>
      <text:p text:style-name="P11"><text:span text:style-name="T1"/></text:p>
      <text:p text:style-name="P5">Gra:</text:p>
      <text:p text:style-name="P9">Grę uruchamia się za pomocą wykonywalnego pliku “prog”. Po uruchomieniu programu wyświetla się okienko z grafiką. Po lewej stronie jest widok boiska, na którym gra się w piłkę, po prawej obszar, w którym wyświetlane są komunikaty oraz przyciski. Na samym początku meczu należy wybrać przeciwnika (Player 2) – człowieka lub AI. Player 1, którego bramka jest na górze, jest zawsze człowiekiem. Rozpoczyna losowy gracz. <text:span text:style-name="T5">Steruje się myszką – po najechaniu na pole, do którego możemy przejść, pole podświetla się, po kliknięciu, piłka przechodzi do podświetlonego punktu. Po zakończeniu gry wyświetla się komunikat informujący kto wygrał grę.</text:span></text:p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11:52:33.365271150</meta:creation-date>
    <dc:date>2017-01-08T12:19:34.761537065</dc:date>
    <meta:editing-duration>PT6M20S</meta:editing-duration>
    <meta:editing-cycles>1</meta:editing-cycles>
    <meta:generator>LibreOffice/5.1.4.2$Linux_X86_64 LibreOffice_project/10m0$Build-2</meta:generator>
    <meta:document-statistic meta:table-count="0" meta:image-count="0" meta:object-count="0" meta:page-count="1" meta:paragraph-count="9" meta:word-count="132" meta:character-count="960" meta:non-whitespace-character-count="829"/>
  </office:meta>
</office:document-meta>
</file>